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3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thens" table:style-name="ta1" table:print="false">
        <table:shapes>
          <draw:frame draw:z-index="2" draw:style-name="gr1" draw:text-style-name="P1" svg:width="159.99mm" svg:height="89.99mm" svg:x="39.57mm" svg:y="76.12mm">
            <draw:object draw:notify-on-update-of-ranges="Athens.B2:Athens.B2 Athens.B3:Athens.B14 Athens.C2:Athens.C2 Athens.C3:Athens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76mm" svg:height="89.93mm" svg:x="203.96mm" svg:y="75.43mm">
            <draw:object draw:notify-on-update-of-ranges="Athens.B3:Athens.B14 Athens.D2:Athens.D2 Athens.D3:Athens.D14 Athens.F2:Athens.F2 Athens.F3:Athens.F14 Athens.H2:Athens.H2 Athens.H3:Athens.H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2" table:number-columns-repeated="13" table:default-cell-style-name="Default"/>
        <table:table-row table:style-name="ro1">
          <table:table-cell table:number-columns-repeated="27"/>
        </table:table-row>
        <table:table-row table:style-name="ro2">
          <table:table-cell/>
          <table:table-cell office:value-type="string" calcext:value-type="string">
            <text:p>month</text:p>
          </table:table-cell>
          <table:table-cell table:number-columns-repeated="2" office:value-type="string" calcext:value-type="string">
            <text:p>temperature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depth</text:p>
          </table:table-cell>
          <table:table-cell table:style-name="ce5" office:value-type="string" calcext:value-type="string">
            <text:p>temperature</text:p>
          </table:table-cell>
          <table:table-cell table:style-name="ce4"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style-name="ce4" table:formula="of:=[.E$3]*COS([.E$6]+[.$B3]*PI()/[.E$4])+[.E$5]" office:value-type="float" office:value="9.73023307175273" calcext:value-type="float">
            <text:p>9.73</text:p>
          </table:table-cell>
          <table:table-cell table:formula="of:=(MAX([.C3:.C14])-MIN([.C3:.C14]))/2" office:value-type="float" office:value="8.85" calcext:value-type="float">
            <text:p>8.85</text:p>
          </table:table-cell>
          <table:table-cell table:style-name="ce4" table:formula="of:=[.G$3]*COS([.G$6]+[.$B3]*PI()/[.G$4])+[.G$5]" office:value-type="float" office:value="10.1109498692097" calcext:value-type="float">
            <text:p>10.11</text:p>
          </table:table-cell>
          <table:table-cell table:formula="of:=(MAX([.C3:.C14])-MIN([.C3:.C14]))/4" office:value-type="float" office:value="4.425" calcext:value-type="float">
            <text:p>4.425</text:p>
          </table:table-cell>
          <table:table-cell table:style-name="ce4" table:formula="of:=[.I$3]*COS([.I$6]+[.$B3]*PI()/[.I$4])+[.I$5]" office:value-type="float" office:value="10.9870932287011" calcext:value-type="float">
            <text:p>10.99</text:p>
          </table:table-cell>
          <table:table-cell table:formula="of:=(MAX([.C3:.C14])-MIN([.C3:.C14]))/5" office:value-type="float" office:value="3.54" calcext:value-type="float">
            <text:p>3.54</text:p>
          </table:table-cell>
          <table:table-cell table:number-columns-repeated="2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[.O4]-1" office:value-type="float" office:value="-9" calcext:value-type="float">
            <text:p>-9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4" table:formula="of:=[.$V$3]*COS([.$V$6]+[.R3]*PI()/[.$V$4])+[.$V$5]" office:value-type="float" office:value="13.343486072085" calcext:value-type="float">
            <text:p>13.34</text:p>
          </table:table-cell>
          <table:table-cell table:style-name="ce5" office:value-type="float" office:value="3.5" calcext:value-type="float">
            <text:p>3.5</text:p>
          </table:table-cell>
          <table:table-cell table:formula="of:=(MAX([.T4:.T14])-MIN([.T4:.T14]))/2" office:value-type="float" office:value="3.5" calcext:value-type="float">
            <text:p>3.5</text:p>
          </table:table-cell>
          <table:table-cell table:formula="of:=AVERAGE([.C3:.C14])" office:value-type="float" office:value="18.4916666666667" calcext:value-type="float">
            <text:p>18.4916666666667</text:p>
          </table:table-cell>
          <table:table-cell table:number-columns-repeated="2"/>
          <table:table-cell office:value-type="string" calcext:value-type="string">
            <text:p>4.2cos ((x - 1)π/6) + 13.7</text:p>
          </table:table-cell>
        </table:table-row>
        <table:table-row table:style-name="ro2">
          <table:table-cell/>
          <table:table-cell table:formula="of:=[.B3]+1"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style-name="ce4" table:formula="of:=[.E$3]*COS([.E$6]+[.$B4]*PI()/[.E$4])+[.E$5]" office:value-type="float" office:value="10.2795865642359" calcext:value-type="float">
            <text:p>10.28</text:p>
          </table:table-cell>
          <table:table-cell table:style-name="ce5" office:value-type="float" office:value="6" calcext:value-type="float">
            <text:p>6.0</text:p>
          </table:table-cell>
          <table:table-cell table:style-name="ce4" table:formula="of:=[.G$3]*COS([.G$6]+[.$B4]*PI()/[.G$4])+[.G$5]" office:value-type="float" office:value="10.2054431006784" calcext:value-type="float">
            <text:p>10.21</text:p>
          </table:table-cell>
          <table:table-cell table:style-name="ce5" office:value-type="float" office:value="8" calcext:value-type="float">
            <text:p>8.0</text:p>
          </table:table-cell>
          <table:table-cell table:style-name="ce4" table:formula="of:=[.I$3]*COS([.I$6]+[.$B4]*PI()/[.I$4])+[.I$5]" office:value-type="float" office:value="11.0275836337532" calcext:value-type="float">
            <text:p>11.03</text:p>
          </table:table-cell>
          <table:table-cell table:style-name="ce5" office:value-type="float" office:value="9" calcext:value-type="float">
            <text:p>9.0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ummer</text:p>
          </table:table-cell>
          <table:table-cell table:style-name="Default" table:formula="of:=[.N3]+1" office:value-type="float" office:value="1" calcext:value-type="float">
            <text:p>1</text:p>
          </table:table-cell>
          <table:table-cell table:formula="of:=[.O5]-1" office:value-type="float" office:value="-8" calcext:value-type="float">
            <text:p>-8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formula="of:=[.R3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.5" calcext:value-type="float">
            <text:p>11.5</text:p>
          </table:table-cell>
          <table:table-cell table:style-name="ce4" table:formula="of:=[.$V$3]*COS([.$V$6]+[.R4]*PI()/[.$V$4])+[.$V$5]" office:value-type="float" office:value="11.9473514405148" calcext:value-type="float">
            <text:p>11.95</text:p>
          </table:table-cell>
          <table:table-cell table:style-name="ce5" office:value-type="float" office:value="6" calcext:value-type="float">
            <text:p>6.0</text:p>
          </table:table-cell>
          <table:table-cell table:number-columns-repeated="5"/>
        </table:table-row>
        <table:table-row table:style-name="ro2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12.3" calcext:value-type="float">
            <text:p>12.3</text:p>
          </table:table-cell>
          <table:table-cell table:style-name="ce4" table:formula="of:=[.E$3]*COS([.E$6]+[.$B5]*PI()/[.E$4])+[.E$5]" office:value-type="float" office:value="13.029360288345" calcext:value-type="float">
            <text:p>13.03</text:p>
          </table:table-cell>
          <table:table-cell table:formula="of:=AVERAGE([.C3:.C14])" office:value-type="float" office:value="18.4916666666667" calcext:value-type="float">
            <text:p>18.4916666666667</text:p>
          </table:table-cell>
          <table:table-cell table:style-name="ce4" table:formula="of:=[.G$3]*COS([.G$6]+[.$B5]*PI()/[.G$4])+[.G$5]" office:value-type="float" office:value="10.9524750153555" calcext:value-type="float">
            <text:p>10.95</text:p>
          </table:table-cell>
          <table:table-cell table:formula="of:=AVERAGE([.C3:.C14])-4" office:value-type="float" office:value="14.4916666666667" calcext:value-type="float">
            <text:p>14.4916666666667</text:p>
          </table:table-cell>
          <table:table-cell table:style-name="ce4" table:formula="of:=[.I$3]*COS([.I$6]+[.$B5]*PI()/[.I$4])+[.I$5]" office:value-type="float" office:value="11.4858935769953" calcext:value-type="float">
            <text:p>11.49</text:p>
          </table:table-cell>
          <table:table-cell table:formula="of:=AVERAGE([.C3:.C14])-4" office:value-type="float" office:value="14.4916666666667" calcext:value-type="float">
            <text:p>14.4916666666667</text:p>
          </table:table-cell>
          <table:table-cell table:number-columns-repeated="2"/>
          <table:table-cell table:style-name="Default" table:number-columns-repeated="2"/>
          <table:table-cell table:style-name="Default" table:formula="of:=[.N4]+1" office:value-type="float" office:value="2" calcext:value-type="float">
            <text:p>2</text:p>
          </table:table-cell>
          <table:table-cell table:formula="of:=[.O6]-1" office:value-type="float" office:value="-7" calcext:value-type="float">
            <text:p>-7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formula="of:=[.R4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.5" calcext:value-type="float">
            <text:p>11.5</text:p>
          </table:table-cell>
          <table:table-cell table:style-name="ce4" table:formula="of:=[.$V$3]*COS([.$V$6]+[.R5]*PI()/[.$V$4])+[.$V$5]" office:value-type="float" office:value="11.3155816867485" calcext:value-type="float">
            <text:p>11.32</text:p>
          </table:table-cell>
          <table:table-cell table:style-name="ce5" office:value-type="float" office:value="14.8" calcext:value-type="float">
            <text:p>14.8</text:p>
          </table:table-cell>
          <table:table-cell table:formula="of:=AVERAGE([.T4:.T14])" office:value-type="float" office:value="14.8181818181818" calcext:value-type="float">
            <text:p>14.8181818181818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5]+1"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table:style-name="ce4" table:formula="of:=[.E$3]*COS([.E$6]+[.$B6]*PI()/[.E$4])+[.E$5]" office:value-type="float" office:value="17.2427545953368" calcext:value-type="float">
            <text:p>17.24</text:p>
          </table:table-cell>
          <table:table-cell table:style-name="ce5" office:value-type="float" office:value="3" calcext:value-type="float">
            <text:p>3.0</text:p>
          </table:table-cell>
          <table:table-cell table:style-name="ce4" table:formula="of:=[.G$3]*COS([.G$6]+[.$B6]*PI()/[.G$4])+[.G$5]" office:value-type="float" office:value="12.2383167760925" calcext:value-type="float">
            <text:p>12.24</text:p>
          </table:table-cell>
          <table:table-cell table:style-name="ce5" office:value-type="float" office:value="3" calcext:value-type="float">
            <text:p>3.0</text:p>
          </table:table-cell>
          <table:table-cell table:style-name="ce4" table:formula="of:=[.I$3]*COS([.I$6]+[.$B6]*PI()/[.I$4])+[.I$5]" office:value-type="float" office:value="12.306744115338" calcext:value-type="float">
            <text:p>12.31</text:p>
          </table:table-cell>
          <table:table-cell table:style-name="ce5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2"/>
          <table:table-cell table:style-name="Default" table:formula="of:=[.N5]+1" office:value-type="float" office:value="3" calcext:value-type="float">
            <text:p>3</text:p>
          </table:table-cell>
          <table:table-cell table:formula="of:=[.O7]-1" office:value-type="float" office:value="-6" calcext:value-type="float">
            <text:p>-6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style-name="ce1" table:formula="of:=[.R5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.5" calcext:value-type="float">
            <text:p>12.5</text:p>
          </table:table-cell>
          <table:table-cell table:style-name="ce4" table:formula="of:=[.$V$3]*COS([.$V$6]+[.R6]*PI()/[.$V$4])+[.$V$5]" office:value-type="float" office:value="11.6174590061101" calcext:value-type="float">
            <text:p>11.62</text:p>
          </table:table-cell>
          <table:table-cell table:style-name="ce5" office:value-type="float" office:value="2" calcext:value-type="float">
            <text:p>2.0</text:p>
          </table:table-cell>
          <table:table-cell table:number-columns-repeated="5"/>
        </table:table-row>
        <table:table-row table:style-name="ro2">
          <table:table-cell/>
          <table:table-cell table:style-name="ce1" table:formula="of:=[.B6]+1"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table:style-name="ce4" table:formula="of:=[.E$3]*COS([.E$6]+[.$B7]*PI()/[.E$4])+[.E$5]" office:value-type="float" office:value="21.790793883259" calcext:value-type="float">
            <text:p>21.79</text:p>
          </table:table-cell>
          <table:table-cell/>
          <table:table-cell table:style-name="ce4" table:formula="of:=[.G$3]*COS([.G$6]+[.$B7]*PI()/[.G$4])+[.G$5]" office:value-type="float" office:value="13.8672106310018" calcext:value-type="float">
            <text:p>13.87</text:p>
          </table:table-cell>
          <table:table-cell/>
          <table:table-cell table:style-name="ce4" table:formula="of:=[.I$3]*COS([.I$6]+[.$B7]*PI()/[.I$4])+[.I$5]" office:value-type="float" office:value="13.3911285593936" calcext:value-type="float">
            <text:p>13.39</text:p>
          </table:table-cell>
          <table:table-cell table:number-columns-repeated="3"/>
          <table:table-cell table:style-name="Default" table:number-columns-repeated="2"/>
          <table:table-cell table:style-name="Default" table:formula="of:=[.N6]+1" office:value-type="float" office:value="4" calcext:value-type="float">
            <text:p>4</text:p>
          </table:table-cell>
          <table:table-cell table:formula="of:=[.O8]-1" office:value-type="float" office:value="-5" calcext:value-type="float">
            <text:p>-5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style-name="ce1" table:formula="of:=[.R6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" calcext:value-type="float">
            <text:p>14.0</text:p>
          </table:table-cell>
          <table:table-cell table:style-name="ce4" table:formula="of:=[.$V$3]*COS([.$V$6]+[.R7]*PI()/[.$V$4])+[.$V$5]" office:value-type="float" office:value="12.7720956146635" calcext:value-type="float">
            <text:p>12.77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1" table:formula="of:=[.B7]+1" office:value-type="float" office:value="5" calcext:value-type="float">
            <text:p>5</text:p>
          </table:table-cell>
          <table:table-cell office:value-type="float" office:value="25.2" calcext:value-type="float">
            <text:p>25.2</text:p>
          </table:table-cell>
          <table:table-cell table:style-name="ce4" table:formula="of:=[.E$3]*COS([.E$6]+[.$B8]*PI()/[.E$4])+[.E$5]" office:value-type="float" office:value="25.4548346977676" calcext:value-type="float">
            <text:p>25.45</text:p>
          </table:table-cell>
          <table:table-cell/>
          <table:table-cell table:style-name="ce4" table:formula="of:=[.G$3]*COS([.G$6]+[.$B8]*PI()/[.G$4])+[.G$5]" office:value-type="float" office:value="15.591172256633" calcext:value-type="float">
            <text:p>15.59</text:p>
          </table:table-cell>
          <table:table-cell/>
          <table:table-cell table:style-name="ce4" table:formula="of:=[.I$3]*COS([.I$6]+[.$B8]*PI()/[.I$4])+[.I$5]" office:value-type="float" office:value="14.6082541413989" calcext:value-type="float">
            <text:p>14.61</text:p>
          </table:table-cell>
          <table:table-cell table:number-columns-repeated="3"/>
          <table:table-cell table:style-name="Default" table:number-columns-repeated="2"/>
          <table:table-cell table:style-name="Default" table:formula="of:=[.N7]+1" office:value-type="float" office:value="5" calcext:value-type="float">
            <text:p>5</text:p>
          </table:table-cell>
          <table:table-cell table:formula="of:=[.O9]-1" office:value-type="float" office:value="-4" calcext:value-type="float">
            <text:p>-4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style-name="ce1" table:formula="of:=[.R7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" calcext:value-type="float">
            <text:p>14.0</text:p>
          </table:table-cell>
          <table:table-cell table:style-name="ce4" table:formula="of:=[.$V$3]*COS([.$V$6]+[.R8]*PI()/[.$V$4])+[.$V$5]" office:value-type="float" office:value="14.4701075655953" calcext:value-type="float">
            <text:p>14.47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1" table:formula="of:=[.B8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4" table:formula="of:=[.E$3]*COS([.E$6]+[.$B9]*PI()/[.E$4])+[.E$5]" office:value-type="float" office:value="27.2531002615806" calcext:value-type="float">
            <text:p>27.25</text:p>
          </table:table-cell>
          <table:table-cell/>
          <table:table-cell table:style-name="ce4" table:formula="of:=[.G$3]*COS([.G$6]+[.$B9]*PI()/[.G$4])+[.G$5]" office:value-type="float" office:value="17.1477441232348" calcext:value-type="float">
            <text:p>17.15</text:p>
          </table:table-cell>
          <table:table-cell/>
          <table:table-cell table:style-name="ce4" table:formula="of:=[.I$3]*COS([.I$6]+[.$B9]*PI()/[.I$4])+[.I$5]" office:value-type="float" office:value="15.8113175533036" calcext:value-type="float">
            <text:p>15.81</text:p>
          </table:table-cell>
          <table:table-cell table:number-columns-repeated="3"/>
          <table:table-cell table:style-name="Default" table:number-columns-repeated="2"/>
          <table:table-cell table:style-name="Default" table:formula="of:=[.N8]+1" office:value-type="float" office:value="6" calcext:value-type="float">
            <text:p>6</text:p>
          </table:table-cell>
          <table:table-cell table:formula="of:=[.O10]-1" office:value-type="float" office:value="-3" calcext:value-type="float">
            <text:p>-3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style-name="ce1" table:formula="of:=[.R8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" calcext:value-type="float">
            <text:p>16.0</text:p>
          </table:table-cell>
          <table:table-cell table:style-name="ce4" table:formula="of:=[.$V$3]*COS([.$V$6]+[.R9]*PI()/[.$V$4])+[.$V$5]" office:value-type="float" office:value="16.256513927915" calcext:value-type="float">
            <text:p>16.26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1" table:formula="of:=[.B9]+1" office:value-type="float" office:value="7" calcext:value-type="float">
            <text:p>7</text:p>
          </table:table-cell>
          <table:table-cell office:value-type="float" office:value="27.8" calcext:value-type="float">
            <text:p>27.8</text:p>
          </table:table-cell>
          <table:table-cell table:style-name="ce4" table:formula="of:=[.E$3]*COS([.E$6]+[.$B10]*PI()/[.E$4])+[.E$5]" office:value-type="float" office:value="26.7037467690975" calcext:value-type="float">
            <text:p>26.70</text:p>
          </table:table-cell>
          <table:table-cell/>
          <table:table-cell table:style-name="ce4" table:formula="of:=[.G$3]*COS([.G$6]+[.$B10]*PI()/[.G$4])+[.G$5]" office:value-type="float" office:value="18.2999522744762" calcext:value-type="float">
            <text:p>18.30</text:p>
          </table:table-cell>
          <table:table-cell/>
          <table:table-cell table:style-name="ce4" table:formula="of:=[.I$3]*COS([.I$6]+[.$B10]*PI()/[.I$4])+[.I$5]" office:value-type="float" office:value="16.8552115923071" calcext:value-type="float">
            <text:p>16.86</text:p>
          </table:table-cell>
          <table:table-cell table:number-columns-repeated="3"/>
          <table:table-cell table:style-name="Default" table:number-columns-repeated="2"/>
          <table:table-cell table:style-name="Default" table:formula="of:=[.N9]+1" office:value-type="float" office:value="7" calcext:value-type="float">
            <text:p>7</text:p>
          </table:table-cell>
          <table:table-cell table:formula="of:=[.O11]-1" office:value-type="float" office:value="-2" calcext:value-type="float">
            <text:p>-2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style-name="ce1" table:formula="of:=[.R9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.5" calcext:value-type="float">
            <text:p>17.5</text:p>
          </table:table-cell>
          <table:table-cell table:style-name="ce4" table:formula="of:=[.$V$3]*COS([.$V$6]+[.R10]*PI()/[.$V$4])+[.$V$5]" office:value-type="float" office:value="17.6526485594852" calcext:value-type="float">
            <text:p>17.65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1" table:formula="of:=[.B10]+1" office:value-type="float" office:value="8" calcext:value-type="float">
            <text:p>8</text:p>
          </table:table-cell>
          <table:table-cell office:value-type="float" office:value="24.2" calcext:value-type="float">
            <text:p>24.2</text:p>
          </table:table-cell>
          <table:table-cell table:style-name="ce4" table:formula="of:=[.E$3]*COS([.E$6]+[.$B11]*PI()/[.E$4])+[.E$5]" office:value-type="float" office:value="23.9539730449883" calcext:value-type="float">
            <text:p>23.95</text:p>
          </table:table-cell>
          <table:table-cell/>
          <table:table-cell table:style-name="ce4" table:formula="of:=[.G$3]*COS([.G$6]+[.$B11]*PI()/[.G$4])+[.G$5]" office:value-type="float" office:value="18.8723834641236" calcext:value-type="float">
            <text:p>18.87</text:p>
          </table:table-cell>
          <table:table-cell/>
          <table:table-cell table:style-name="ce4" table:formula="of:=[.I$3]*COS([.I$6]+[.$B11]*PI()/[.I$4])+[.I$5]" office:value-type="float" office:value="17.6140272310703" calcext:value-type="float">
            <text:p>17.61</text:p>
          </table:table-cell>
          <table:table-cell table:number-columns-repeated="3"/>
          <table:table-cell table:style-name="Default" table:number-columns-repeated="2"/>
          <table:table-cell table:style-name="Default" table:formula="of:=[.N10]+1" office:value-type="float" office:value="8" calcext:value-type="float">
            <text:p>8</text:p>
          </table:table-cell>
          <table:table-cell table:formula="of:=[.O12]-1" office:value-type="float" office:value="-1" calcext:value-type="float">
            <text:p>-1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style-name="ce1" table:formula="of:=[.R10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8.5" calcext:value-type="float">
            <text:p>18.5</text:p>
          </table:table-cell>
          <table:table-cell table:style-name="ce4" table:formula="of:=[.$V$3]*COS([.$V$6]+[.R11]*PI()/[.$V$4])+[.$V$5]" office:value-type="float" office:value="18.2844183132515" calcext:value-type="float">
            <text:p>18.28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table:style-name="ce4" table:formula="of:=[.E$3]*COS([.E$6]+[.$B12]*PI()/[.E$4])+[.E$5]" office:value-type="float" office:value="19.7405787379965" calcext:value-type="float">
            <text:p>19.74</text:p>
          </table:table-cell>
          <table:table-cell/>
          <table:table-cell table:style-name="ce4" table:formula="of:=[.G$3]*COS([.G$6]+[.$B12]*PI()/[.G$4])+[.G$5]" office:value-type="float" office:value="18.7778902326549" calcext:value-type="float">
            <text:p>18.78</text:p>
          </table:table-cell>
          <table:table-cell/>
          <table:table-cell table:style-name="ce4" table:formula="of:=[.I$3]*COS([.I$6]+[.$B12]*PI()/[.I$4])+[.I$5]" office:value-type="float" office:value="17.9962401046322" calcext:value-type="float">
            <text:p>18.00</text:p>
          </table:table-cell>
          <table:table-cell table:number-columns-repeated="3"/>
          <table:table-cell table:style-name="Default" table:number-columns-repeated="2"/>
          <table:table-cell table:style-name="Default" table:formula="of:=[.N11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" table:formula="of:=[.$C$8]" office:value-type="float" office:value="25.2" calcext:value-type="float">
            <text:p>25.2</text:p>
          </table:table-cell>
          <table:table-cell/>
          <table:table-cell table:formula="of:=[.R11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.5" calcext:value-type="float">
            <text:p>17.5</text:p>
          </table:table-cell>
          <table:table-cell table:style-name="ce4" table:formula="of:=[.$V$3]*COS([.$V$6]+[.R12]*PI()/[.$V$4])+[.$V$5]" office:value-type="float" office:value="17.9825409938899" calcext:value-type="float">
            <text:p>17.98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table:style-name="ce4" table:formula="of:=[.E$3]*COS([.E$6]+[.$B13]*PI()/[.E$4])+[.E$5]" office:value-type="float" office:value="15.1925394500744" calcext:value-type="float">
            <text:p>15.19</text:p>
          </table:table-cell>
          <table:table-cell/>
          <table:table-cell table:style-name="ce4" table:formula="of:=[.G$3]*COS([.G$6]+[.$B13]*PI()/[.G$4])+[.G$5]" office:value-type="float" office:value="18.0308583179778" calcext:value-type="float">
            <text:p>18.03</text:p>
          </table:table-cell>
          <table:table-cell/>
          <table:table-cell table:style-name="ce4" table:formula="of:=[.I$3]*COS([.I$6]+[.$B13]*PI()/[.I$4])+[.I$5]" office:value-type="float" office:value="17.9557496995802" calcext:value-type="float">
            <text:p>17.96</text:p>
          </table:table-cell>
          <table:table-cell table:number-columns-repeated="3"/>
          <table:table-cell table:style-name="Default" table:number-columns-repeated="2"/>
          <table:table-cell table:style-name="Default" table:formula="of:=[.N12]+1" office:value-type="float" office:value="10" calcext:value-type="float">
            <text:p>10</text:p>
          </table:table-cell>
          <table:table-cell table:formula="of:=[.O12]+1" office:value-type="float" office:value="1" calcext:value-type="float">
            <text:p>1</text:p>
          </table:table-cell>
          <table:table-cell table:number-columns-repeated="2"/>
          <table:table-cell table:formula="of:=[.R12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" calcext:value-type="float">
            <text:p>16.0</text:p>
          </table:table-cell>
          <table:table-cell table:style-name="ce4" table:formula="of:=[.$V$3]*COS([.$V$6]+[.R13]*PI()/[.$V$4])+[.$V$5]" office:value-type="float" office:value="16.8279043853365" calcext:value-type="float">
            <text:p>16.83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" table:formula="of:=[.E$3]*COS([.E$6]+[.$B14]*PI()/[.E$4])+[.E$5]" office:value-type="float" office:value="11.5284986355657" calcext:value-type="float">
            <text:p>11.53</text:p>
          </table:table-cell>
          <table:table-cell/>
          <table:table-cell table:style-name="ce4" table:formula="of:=[.G$3]*COS([.G$6]+[.$B14]*PI()/[.G$4])+[.G$5]" office:value-type="float" office:value="16.7450165572409" calcext:value-type="float">
            <text:p>16.75</text:p>
          </table:table-cell>
          <table:table-cell/>
          <table:table-cell table:style-name="ce4" table:formula="of:=[.I$3]*COS([.I$6]+[.$B14]*PI()/[.I$4])+[.I$5]" office:value-type="float" office:value="17.4974397563381" calcext:value-type="float">
            <text:p>17.50</text:p>
          </table:table-cell>
          <table:table-cell table:number-columns-repeated="3"/>
          <table:table-cell table:style-name="Default" table:number-columns-repeated="2"/>
          <table:table-cell table:style-name="Default" table:formula="of:=[.N13]+1" office:value-type="float" office:value="11" calcext:value-type="float">
            <text:p>11</text:p>
          </table:table-cell>
          <table:table-cell table:formula="of:=[.O13]+1" office:value-type="float" office:value="2" calcext:value-type="float">
            <text:p>2</text:p>
          </table:table-cell>
          <table:table-cell table:number-columns-repeated="2"/>
          <table:table-cell table:formula="of:=[.R13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" calcext:value-type="float">
            <text:p>14.0</text:p>
          </table:table-cell>
          <table:table-cell table:style-name="ce4" table:formula="of:=[.$V$3]*COS([.$V$6]+[.R14]*PI()/[.$V$4])+[.$V$5]" office:value-type="float" office:value="15.1298924344047" calcext:value-type="float">
            <text:p>15.13</text:p>
          </table:table-cell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14]+1" office:value-type="float" office:value="12" calcext:value-type="float">
            <text:p>12</text:p>
          </table:table-cell>
          <table:table-cell table:formula="of:=[.O14]+1" office:value-type="float" office:value="3" calcext:value-type="float">
            <text:p>3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15]+1" office:value-type="float" office:value="13" calcext:value-type="float">
            <text:p>13</text:p>
          </table:table-cell>
          <table:table-cell table:formula="of:=[.O15]+1" office:value-type="float" office:value="4" calcext:value-type="float">
            <text:p>4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16]+1" office:value-type="float" office:value="14" calcext:value-type="float">
            <text:p>14</text:p>
          </table:table-cell>
          <table:table-cell table:formula="of:=[.O16]+1" office:value-type="float" office:value="5" calcext:value-type="float">
            <text:p>5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17]+1" office:value-type="float" office:value="15" calcext:value-type="float">
            <text:p>15</text:p>
          </table:table-cell>
          <table:table-cell table:formula="of:=[.O17]+1" office:value-type="float" office:value="6" calcext:value-type="float">
            <text:p>6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18]+1" office:value-type="float" office:value="16" calcext:value-type="float">
            <text:p>16</text:p>
          </table:table-cell>
          <table:table-cell table:formula="of:=[.O18]+1" office:value-type="float" office:value="7" calcext:value-type="float">
            <text:p>7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19]+1" office:value-type="float" office:value="17" calcext:value-type="float">
            <text:p>17</text:p>
          </table:table-cell>
          <table:table-cell table:formula="of:=[.O19]+1" office:value-type="float" office:value="8" calcext:value-type="float">
            <text:p>8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20]+1" office:value-type="float" office:value="18" calcext:value-type="float">
            <text:p>18</text:p>
          </table:table-cell>
          <table:table-cell table:formula="of:=[.O20]+1" office:value-type="float" office:value="9" calcext:value-type="float">
            <text:p>9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21]+1" office:value-type="float" office:value="19" calcext:value-type="float">
            <text:p>19</text:p>
          </table:table-cell>
          <table:table-cell table:formula="of:=[.O21]+1" office:value-type="float" office:value="10" calcext:value-type="float">
            <text:p>10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22]+1" office:value-type="float" office:value="20" calcext:value-type="float">
            <text:p>20</text:p>
          </table:table-cell>
          <table:table-cell table:formula="of:=[.O22]+1" office:value-type="float" office:value="11" calcext:value-type="float">
            <text:p>11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23]+1" office:value-type="float" office:value="21" calcext:value-type="float">
            <text:p>21</text:p>
          </table:table-cell>
          <table:table-cell table:formula="of:=[.O23]+1" office:value-type="float" office:value="12" calcext:value-type="float">
            <text:p>12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24]+1" office:value-type="float" office:value="22" calcext:value-type="float">
            <text:p>22</text:p>
          </table:table-cell>
          <table:table-cell table:formula="of:=[.O24]+1" office:value-type="float" office:value="13" calcext:value-type="float">
            <text:p>13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2"/>
          <table:table-cell table:style-name="Default" table:formula="of:=[.N25]+1" office:value-type="float" office:value="23" calcext:value-type="float">
            <text:p>23</text:p>
          </table:table-cell>
          <table:table-cell table:formula="of:=[.O25]+1" office:value-type="float" office:value="14" calcext:value-type="float">
            <text:p>14</text:p>
          </table:table-cell>
          <table:table-cell table:number-columns-repeated="4"/>
          <table:table-cell table:style-name="ce5"/>
          <table:table-cell table:style-name="ce4"/>
          <table:table-cell table:style-name="ce5"/>
          <table:table-cell table:number-columns-repeated="5"/>
        </table:table-row>
        <table:table-row table:style-name="ro2">
          <table:table-cell table:number-columns-repeated="5"/>
          <table:table-cell table:formula="of:=[.N26]+1" office:value-type="float" office:value="24" calcext:value-type="float">
            <text:p>24</text:p>
          </table:table-cell>
          <table:table-cell table:number-columns-repeated="5"/>
          <table:table-cell table:style-name="Default"/>
          <table:table-cell table:style-name="Default" table:formula="of:=[.O26]+1" office:value-type="float" office:value="15" calcext:value-type="float">
            <text:p>15</text:p>
          </table:table-cell>
          <table:table-cell table:style-name="Default"/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7"/>
        </table:table-row>
        <table:table-row table:style-name="ro2">
          <table:table-cell table:number-columns-repeated="5"/>
          <table:table-cell table:formula="of:=[.F27]+1" office:value-type="float" office:value="25" calcext:value-type="float">
            <text:p>25</text:p>
          </table:table-cell>
          <table:table-cell table:number-columns-repeated="5"/>
          <table:table-cell table:style-name="Default"/>
          <table:table-cell table:style-name="Default" table:formula="of:=[.M27]+1" office:value-type="float" office:value="16" calcext:value-type="float">
            <text:p>16</text:p>
          </table:table-cell>
          <table:table-cell table:style-name="Default"/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7"/>
        </table:table-row>
        <table:table-row table:style-name="ro2">
          <table:table-cell table:number-columns-repeated="5"/>
          <table:table-cell table:formula="of:=[.F28]+1" office:value-type="float" office:value="26" calcext:value-type="float">
            <text:p>26</text:p>
          </table:table-cell>
          <table:table-cell table:number-columns-repeated="5"/>
          <table:table-cell table:style-name="Default"/>
          <table:table-cell table:style-name="Default" table:formula="of:=[.M28]+1" office:value-type="float" office:value="17" calcext:value-type="float">
            <text:p>17</text:p>
          </table:table-cell>
          <table:table-cell table:style-name="Default"/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7"/>
        </table:table-row>
        <table:table-row table:style-name="ro2">
          <table:table-cell table:number-columns-repeated="5"/>
          <table:table-cell table:formula="of:=[.F29]+1" office:value-type="float" office:value="27" calcext:value-type="float">
            <text:p>27</text:p>
          </table:table-cell>
          <table:table-cell table:number-columns-repeated="5"/>
          <table:table-cell table:style-name="Default"/>
          <table:table-cell table:style-name="Default" table:formula="of:=[.M29]+1" office:value-type="float" office:value="18" calcext:value-type="float">
            <text:p>18</text:p>
          </table:table-cell>
          <table:table-cell table:style-name="Default"/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7"/>
        </table:table-row>
        <table:table-row table:style-name="ro2">
          <table:table-cell table:number-columns-repeated="5"/>
          <table:table-cell table:formula="of:=[.F30]+1" office:value-type="float" office:value="28" calcext:value-type="float">
            <text:p>28</text:p>
          </table:table-cell>
          <table:table-cell table:number-columns-repeated="5"/>
          <table:table-cell table:style-name="Default"/>
          <table:table-cell table:style-name="Default" table:formula="of:=[.M30]+1"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7"/>
        </table:table-row>
        <table:table-row table:style-name="ro2">
          <table:table-cell table:number-columns-repeated="5"/>
          <table:table-cell table:formula="of:=[.F31]+1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style-name="Default" table:formula="of:=[.M31]+1" office:value-type="float" office:value="20" calcext:value-type="float">
            <text:p>20</text:p>
          </table:table-cell>
          <table:table-cell table:style-name="Default"/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7"/>
        </table:table-row>
        <table:table-row table:style-name="ro2" table:number-rows-repeated="5">
          <table:table-cell table:number-columns-repeated="11"/>
          <table:table-cell table:style-name="Default" table:number-columns-repeated="3"/>
          <table:table-cell table:number-columns-repeated="3"/>
          <table:table-cell table:style-name="ce5"/>
          <table:table-cell table:style-name="ce4"/>
          <table:table-cell table:style-name="ce5"/>
          <table:table-cell table:number-columns-repeated="7"/>
        </table:table-row>
        <table:table-row table:style-name="ro2">
          <table:table-cell/>
          <table:table-cell>
            <draw:frame table:end-cell-address="Athens.I58" table:end-x="21.03mm" table:end-y="2.79mm" draw:z-index="1" draw:style-name="gr1" draw:text-style-name="P1" svg:width="160.58mm" svg:height="90.2mm" svg:x="19.12mm" svg:y="2.9mm">
              <draw:object draw:notify-on-update-of-ranges="Athens.R2:Athens.R2 Athens.R3:Athens.R14 Athens.U2:Athens.U2 Athens.U3:Athens.U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Athens.Q58" table:end-x="7.65mm" table:end-y="3.06mm" draw:z-index="0" draw:style-name="gr1" draw:text-style-name="P1" svg:width="160.43mm" svg:height="90.2mm" svg:x="5.71mm" svg:y="3.17mm">
              <draw:object draw:notify-on-update-of-ranges="Athens.R4:Athens.R14 Athens.T2:Athens.T2 Athens.T4:Athens.T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2" table:number-rows-repeated="1048537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Berlin" table:style-name="ta1" table:print="false">
        <table:shapes>
          <draw:frame draw:z-index="0" draw:style-name="gr1" draw:text-style-name="P1" svg:width="159.99mm" svg:height="89.99mm" svg:x="23.03mm" svg:y="131.34mm">
            <draw:object draw:notify-on-update-of-ranges="Berlin.B2:Berlin.B2 Berlin.B3:Berlin.B14 Berlin.C2:Berlin.C2 Berlin.C3:Berlin.C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202.69mm" svg:y="135.54mm">
            <draw:object draw:notify-on-update-of-ranges="Berlin.B2:Berlin.B2 Berlin.B3:Berlin.B14 Berlin.D2:Berlin.D2 Berlin.D3:Berlin.D14 Berlin.F2:Berlin.F2 Berlin.F3:Berlin.F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temperature</text:p>
          </table:table-cell>
          <table:table-cell/>
          <table:table-cell table:style-name="Default" office:value-type="string" calcext:value-type="string">
            <text:p>temperature</text:p>
          </table:table-cell>
          <table:table-cell table:number-columns-repeated="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E$3]*COS([.E$6]+[.$B3]*PI()/[.E$4])+[.E$5]" office:value-type="float" office:value="-0.0965953843708984" calcext:value-type="float">
            <text:p>-0.10</text:p>
          </table:table-cell>
          <table:table-cell table:formula="of:=(MAX([.C3:.C14])-MIN([.C3:.C14]))/2" office:value-type="float" office:value="9.5" calcext:value-type="float">
            <text:p>9.5</text:p>
          </table:table-cell>
          <table:table-cell table:formula="of:=[.G$3]*COS([.G$6]+[.$B3]*PI()/[.G$4])+[.G$5]" office:value-type="float" office:value="0.605868974481218" calcext:value-type="float">
            <text:p>0.61</text:p>
          </table:table-cell>
          <table:table-cell table:formula="of:=(MAX([.C3:.C14])-MIN([.C3:.C14]))/4" office:value-type="float" office:value="4.75" calcext:value-type="float">
            <text:p>4.75</text:p>
          </table:table-cell>
          <table:table-cell table:number-columns-repeated="7"/>
        </table:table-row>
        <table:table-row table:style-name="ro2">
          <table:table-cell/>
          <table:table-cell table:formula="of:=[.B3]+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E$3]*COS([.E$6]+[.$B4]*PI()/[.E$4])+[.E$5]" office:value-type="float" office:value="0.493106104735293" calcext:value-type="float">
            <text:p>0.49</text:p>
          </table:table-cell>
          <table:table-cell table:style-name="ce5" office:value-type="float" office:value="6" calcext:value-type="float">
            <text:p>6.0</text:p>
          </table:table-cell>
          <table:table-cell table:formula="of:=[.G$3]*COS([.G$6]+[.$B4]*PI()/[.G$4])+[.G$5]" office:value-type="float" office:value="0.739774656419532" calcext:value-type="float">
            <text:p>0.74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6"/>
          <table:table-cell office:value-type="float" office:value="-32.2" calcext:value-type="float">
            <text:p>-32.2</text:p>
          </table:table-cell>
        </table:table-row>
        <table:table-row table:style-name="ro2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table:formula="of:=[.E$3]*COS([.E$6]+[.$B5]*PI()/[.E$4])+[.E$5]" office:value-type="float" office:value="3.44484061084117" calcext:value-type="float">
            <text:p>3.44</text:p>
          </table:table-cell>
          <table:table-cell table:formula="of:=AVERAGE([.C3:.C14])" office:value-type="float" office:value="9.30833333333333" calcext:value-type="float">
            <text:p>9.30833333333333</text:p>
          </table:table-cell>
          <table:table-cell table:formula="of:=[.G$3]*COS([.G$6]+[.$B5]*PI()/[.G$4])+[.G$5]" office:value-type="float" office:value="1.66362563764886" calcext:value-type="float">
            <text:p>1.66</text:p>
          </table:table-cell>
          <table:table-cell table:formula="of:=AVERAGE([.C3:.C14])-4" office:value-type="float" office:value="5.30833333333333" calcext:value-type="float">
            <text:p>5.30833333333333</text:p>
          </table:table-cell>
          <table:table-cell table:number-columns-repeated="6"/>
          <table:table-cell office:value-type="float" office:value="-33.6" calcext:value-type="float">
            <text:p>-33.6</text:p>
          </table:table-cell>
        </table:table-row>
        <table:table-row table:style-name="ro2">
          <table:table-cell/>
          <table:table-cell table:style-name="ce1" table:formula="of:=[.B5]+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E$3]*COS([.E$6]+[.$B6]*PI()/[.E$4])+[.E$5]" office:value-type="float" office:value="7.96769325676459" calcext:value-type="float">
            <text:p>7.97</text:p>
          </table:table-cell>
          <table:table-cell table:style-name="ce5" office:value-type="float" office:value="3" calcext:value-type="float">
            <text:p>3.0</text:p>
          </table:table-cell>
          <table:table-cell table:formula="of:=[.G$3]*COS([.G$6]+[.$B6]*PI()/[.G$4])+[.G$5]" office:value-type="float" office:value="3.21767969059197" calcext:value-type="float">
            <text:p>3.22</text:p>
          </table:table-cell>
          <table:table-cell table:style-name="ce5" office:value-type="float" office:value="3" calcext:value-type="float">
            <text:p>3.0</text:p>
          </table:table-cell>
          <table:table-cell table:number-columns-repeated="6"/>
          <table:table-cell office:value-type="float" office:value="-39.7" calcext:value-type="float">
            <text:p>-39.7</text:p>
          </table:table-cell>
        </table:table-row>
        <table:table-row table:style-name="ro2">
          <table:table-cell/>
          <table:table-cell table:style-name="ce1" table:formula="of:=[.B6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E$3]*COS([.E$6]+[.$B7]*PI()/[.E$4])+[.E$5]" office:value-type="float" office:value="12.8497693285454" calcext:value-type="float">
            <text:p>12.85</text:p>
          </table:table-cell>
          <table:table-cell/>
          <table:table-cell table:formula="of:=[.G$3]*COS([.G$6]+[.$B7]*PI()/[.G$4])+[.G$5]" office:value-type="float" office:value="5.13322675135715" calcext:value-type="float">
            <text:p>5.13</text:p>
          </table:table-cell>
          <table:table-cell table:number-columns-repeated="7"/>
          <table:table-cell office:value-type="float" office:value="-48.2" calcext:value-type="float">
            <text:p>-48.2</text:p>
          </table:table-cell>
        </table:table-row>
        <table:table-row table:style-name="ro2">
          <table:table-cell/>
          <table:table-cell table:style-name="ce1" table:formula="of:=[.B7]+1"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table:formula="of:=[.E$3]*COS([.E$6]+[.$B8]*PI()/[.E$4])+[.E$5]" office:value-type="float" office:value="16.7829204853626" calcext:value-type="float">
            <text:p>16.78</text:p>
          </table:table-cell>
          <table:table-cell/>
          <table:table-cell table:formula="of:=[.G$3]*COS([.G$6]+[.$B8]*PI()/[.G$4])+[.G$5]" office:value-type="float" office:value="7.07905133093937" calcext:value-type="float">
            <text:p>7.08</text:p>
          </table:table-cell>
          <table:table-cell table:number-columns-repeated="7"/>
          <table:table-cell office:value-type="float" office:value="-57.2" calcext:value-type="float">
            <text:p>-57.2</text:p>
          </table:table-cell>
        </table:table-row>
        <table:table-row table:style-name="ro2">
          <table:table-cell/>
          <table:table-cell table:style-name="ce1" table:formula="of:=[.B8]+1"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table:formula="of:=[.E$3]*COS([.E$6]+[.$B9]*PI()/[.E$4])+[.E$5]" office:value-type="float" office:value="18.7132620510376" calcext:value-type="float">
            <text:p>18.71</text:p>
          </table:table-cell>
          <table:table-cell/>
          <table:table-cell table:formula="of:=[.G$3]*COS([.G$6]+[.$B9]*PI()/[.G$4])+[.G$5]" office:value-type="float" office:value="8.71870268226751" calcext:value-type="float">
            <text:p>8.72</text:p>
          </table:table-cell>
          <table:table-cell table:number-columns-repeated="7"/>
          <table:table-cell office:value-type="float" office:value="-62.2" calcext:value-type="float">
            <text:p>-62.2</text:p>
          </table:table-cell>
        </table:table-row>
        <table:table-row table:style-name="ro2">
          <table:table-cell/>
          <table:table-cell table:style-name="ce1" table:formula="of:=[.B9]+1"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formula="of:=[.E$3]*COS([.E$6]+[.$B10]*PI()/[.E$4])+[.E$5]" office:value-type="float" office:value="18.1235605619314" calcext:value-type="float">
            <text:p>18.12</text:p>
          </table:table-cell>
          <table:table-cell/>
          <table:table-cell table:formula="of:=[.G$3]*COS([.G$6]+[.$B10]*PI()/[.G$4])+[.G$5]" office:value-type="float" office:value="9.76867019093204" calcext:value-type="float">
            <text:p>9.77</text:p>
          </table:table-cell>
          <table:table-cell table:number-columns-repeated="7"/>
          <table:table-cell office:value-type="float" office:value="-66.4" calcext:value-type="float">
            <text:p>-66.4</text:p>
          </table:table-cell>
        </table:table-row>
        <table:table-row table:style-name="ro2">
          <table:table-cell/>
          <table:table-cell table:style-name="ce1" table:formula="of:=[.B10]+1"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E$3]*COS([.E$6]+[.$B11]*PI()/[.E$4])+[.E$5]" office:value-type="float" office:value="15.1718260558255" calcext:value-type="float">
            <text:p>15.17</text:p>
          </table:table-cell>
          <table:table-cell/>
          <table:table-cell table:formula="of:=[.G$3]*COS([.G$6]+[.$B11]*PI()/[.G$4])+[.G$5]" office:value-type="float" office:value="10.0474049360295" calcext:value-type="float">
            <text:p>10.05</text:p>
          </table:table-cell>
          <table:table-cell table:number-columns-repeated="7"/>
          <table:table-cell office:value-type="float" office:value="-65.3" calcext:value-type="float">
            <text:p>-65.3</text:p>
          </table:table-cell>
        </table:table-row>
        <table:table-row table:style-name="ro2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9.4" calcext:value-type="float">
            <text:p>9.4</text:p>
          </table:table-cell>
          <table:table-cell table:formula="of:=[.E$3]*COS([.E$6]+[.$B12]*PI()/[.E$4])+[.E$5]" office:value-type="float" office:value="10.6489734099021" calcext:value-type="float">
            <text:p>10.65</text:p>
          </table:table-cell>
          <table:table-cell/>
          <table:table-cell table:formula="of:=[.G$3]*COS([.G$6]+[.$B12]*PI()/[.G$4])+[.G$5]" office:value-type="float" office:value="9.50671114790687" calcext:value-type="float">
            <text:p>9.51</text:p>
          </table:table-cell>
          <table:table-cell table:number-columns-repeated="7"/>
          <table:table-cell office:value-type="float" office:value="-57.6" calcext:value-type="float">
            <text:p>-57.6</text:p>
          </table:table-cell>
        </table:table-row>
        <table:table-row table:style-name="ro2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table:formula="of:=[.E$3]*COS([.E$6]+[.$B13]*PI()/[.E$4])+[.E$5]" office:value-type="float" office:value="5.76689733812125" calcext:value-type="float">
            <text:p>5.77</text:p>
          </table:table-cell>
          <table:table-cell/>
          <table:table-cell table:formula="of:=[.G$3]*COS([.G$6]+[.$B13]*PI()/[.G$4])+[.G$5]" office:value-type="float" office:value="8.24007969457941" calcext:value-type="float">
            <text:p>8.24</text:p>
          </table:table-cell>
          <table:table-cell table:number-columns-repeated="7"/>
          <table:table-cell office:value-type="float" office:value="-48.9" calcext:value-type="float">
            <text:p>-48.9</text:p>
          </table:table-cell>
        </table:table-row>
        <table:table-row table:style-name="ro2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E$3]*COS([.E$6]+[.$B14]*PI()/[.E$4])+[.E$5]" office:value-type="float" office:value="1.83374618130403" calcext:value-type="float">
            <text:p>1.83</text:p>
          </table:table-cell>
          <table:table-cell/>
          <table:table-cell table:formula="of:=[.G$3]*COS([.G$6]+[.$B14]*PI()/[.G$4])+[.G$5]" office:value-type="float" office:value="6.46652266131297" calcext:value-type="float">
            <text:p>6.47</text:p>
          </table:table-cell>
          <table:table-cell table:number-columns-repeated="7"/>
          <table:table-cell office:value-type="float" office:value="-39.9" calcext:value-type="float">
            <text:p>-39.9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office:value-type="float" office:value="-33.8" calcext:value-type="float">
            <text:p>-33.8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office:value-type="float" office:value="-48.7" calcext:value-type="float">
            <text:p>-48.7</text:p>
          </table:table-cell>
        </table:table-row>
      </table:table>
      <table:table table:name="London" table:style-name="ta1" table:print="false">
        <table:shapes>
          <draw:frame draw:z-index="0" draw:style-name="gr1" draw:text-style-name="P1" svg:width="159.99mm" svg:height="89.99mm" svg:x="22.37mm" svg:y="90.7mm">
            <draw:object draw:notify-on-update-of-ranges="London.B2:London.B2 London.B3:London.B14 London.C2:London.C2 London.C3:London.C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02.69mm" svg:y="94.57mm">
            <draw:object draw:notify-on-update-of-ranges="London.B2:London.B2 London.B3:London.B14 London.D2:London.D2 London.D3:London.D14 London.F2:London.F2 London.F3:London.F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temperature</text:p>
          </table:table-cell>
          <table:table-cell/>
          <table:table-cell table:style-name="Default" office:value-type="string" calcext:value-type="string">
            <text:p>temperatur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formula="of:=[.E$3]*COS([.E$6]+[.$B3]*PI()/[.E$4])+[.E$5]" office:value-type="float" office:value="4.66755064794699" calcext:value-type="float">
            <text:p>4.67</text:p>
          </table:table-cell>
          <table:table-cell table:formula="of:=(MAX([.C3:.C14])-MIN([.C3:.C14]))/2" office:value-type="float" office:value="6.75" calcext:value-type="float">
            <text:p>6.75</text:p>
          </table:table-cell>
          <table:table-cell table:formula="of:=[.G$3]*COS([.G$6]+[.$B3]*PI()/[.G$4])+[.G$5]" office:value-type="float" office:value="5.94550442665339" calcext:value-type="float">
            <text:p>5.95</text:p>
          </table:table-cell>
          <table:table-cell table:formula="of:=(MAX([.C3:.C14])-MIN([.C3:.C14]))/4" office:value-type="float" office:value="3.375" calcext:value-type="float">
            <text:p>3.375</text:p>
          </table:table-cell>
          <table:table-cell table:number-columns-repeated="8"/>
          <table:table-cell office:value-type="float" office:value="5.2" calcext:value-type="float">
            <text:p>5.2</text:p>
          </table:table-cell>
        </table:table-row>
        <table:table-row table:style-name="ro2">
          <table:table-cell/>
          <table:table-cell table:formula="of:=[.B3]+1"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$3]*COS([.E$6]+[.$B4]*PI()/[.E$4])+[.E$5]" office:value-type="float" office:value="5.08654907441718" calcext:value-type="float">
            <text:p>5.09</text:p>
          </table:table-cell>
          <table:table-cell table:style-name="ce5" office:value-type="float" office:value="6" calcext:value-type="float">
            <text:p>6.0</text:p>
          </table:table-cell>
          <table:table-cell table:formula="of:=[.G$3]*COS([.G$6]+[.$B4]*PI()/[.G$4])+[.G$5]" office:value-type="float" office:value="4.59923174621071" calcext:value-type="float">
            <text:p>4.60</text:p>
          </table:table-cell>
          <table:table-cell table:style-name="ce5" office:value-type="float" office:value="6" calcext:value-type="float">
            <text:p>6.0</text:p>
          </table:table-cell>
          <table:table-cell table:number-columns-repeated="7"/>
          <table:table-cell office:value-type="float" office:value="-41.4" calcext:value-type="float">
            <text:p>-41.4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table:formula="of:=[.E$3]*COS([.E$6]+[.$B5]*PI()/[.E$4])+[.E$5]" office:value-type="float" office:value="7.18383411822925" calcext:value-type="float">
            <text:p>7.18</text:p>
          </table:table-cell>
          <table:table-cell table:formula="of:=AVERAGE([.C3:.C14])" office:value-type="float" office:value="11.35" calcext:value-type="float">
            <text:p>11.35</text:p>
          </table:table-cell>
          <table:table-cell table:formula="of:=[.G$3]*COS([.G$6]+[.$B5]*PI()/[.G$4])+[.G$5]" office:value-type="float" office:value="3.99002519793604" calcext:value-type="float">
            <text:p>3.99</text:p>
          </table:table-cell>
          <table:table-cell table:formula="of:=AVERAGE([.C3:.C14])-4" office:value-type="float" office:value="7.35" calcext:value-type="float">
            <text:p>7.35</text:p>
          </table:table-cell>
          <table:table-cell table:number-columns-repeated="7"/>
          <table:table-cell office:value-type="float" office:value="-41.5" calcext:value-type="float">
            <text:p>-41.5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/>
          <table:table-cell table:style-name="ce1" table:formula="of:=[.B5]+1"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table:formula="of:=[.E$3]*COS([.E$6]+[.$B6]*PI()/[.E$4])+[.E$5]" office:value-type="float" office:value="10.3974399455959" calcext:value-type="float">
            <text:p>10.40</text:p>
          </table:table-cell>
          <table:table-cell table:style-name="ce5" office:value-type="float" office:value="3" calcext:value-type="float">
            <text:p>3.0</text:p>
          </table:table-cell>
          <table:table-cell table:formula="of:=[.G$3]*COS([.G$6]+[.$B6]*PI()/[.G$4])+[.G$5]" office:value-type="float" office:value="4.28112118446332" calcext:value-type="float">
            <text:p>4.28</text:p>
          </table:table-cell>
          <table:table-cell table:style-name="ce5" office:value-type="float" office:value="2" calcext:value-type="float">
            <text:p>2.0</text:p>
          </table:table-cell>
          <table:table-cell table:number-columns-repeated="7"/>
          <table:table-cell office:value-type="float" office:value="-45.7" calcext:value-type="float">
            <text:p>-45.7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/>
          <table:table-cell table:style-name="ce1" table:formula="of:=[.B6]+1"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table:formula="of:=[.E$3]*COS([.E$6]+[.$B7]*PI()/[.E$4])+[.E$5]" office:value-type="float" office:value="13.8662834702823" calcext:value-type="float">
            <text:p>13.87</text:p>
          </table:table-cell>
          <table:table-cell/>
          <table:table-cell table:formula="of:=[.G$3]*COS([.G$6]+[.$B7]*PI()/[.G$4])+[.G$5]" office:value-type="float" office:value="5.39452077128264" calcext:value-type="float">
            <text:p>5.39</text:p>
          </table:table-cell>
          <table:table-cell table:number-columns-repeated="8"/>
          <table:table-cell office:value-type="float" office:value="-49.8" calcext:value-type="float">
            <text:p>-49.8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/>
          <table:table-cell table:style-name="ce1" table:formula="of:=[.B7]+1"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table:formula="of:=[.E$3]*COS([.E$6]+[.$B8]*PI()/[.E$4])+[.E$5]" office:value-type="float" office:value="16.6608908711787" calcext:value-type="float">
            <text:p>16.66</text:p>
          </table:table-cell>
          <table:table-cell/>
          <table:table-cell table:formula="of:=[.G$3]*COS([.G$6]+[.$B8]*PI()/[.G$4])+[.G$5]" office:value-type="float" office:value="7.03188943825261" calcext:value-type="float">
            <text:p>7.03</text:p>
          </table:table-cell>
          <table:table-cell table:number-columns-repeated="8"/>
          <table:table-cell office:value-type="float" office:value="-55.9" calcext:value-type="float">
            <text:p>-55.9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/>
          <table:table-cell table:style-name="ce1" table:formula="of:=[.B8]+1" office:value-type="float" office:value="6" calcext:value-type="float">
            <text:p>6</text:p>
          </table:table-cell>
          <table:table-cell office:value-type="float" office:value="18.7" calcext:value-type="float">
            <text:p>18.7</text:p>
          </table:table-cell>
          <table:table-cell table:formula="of:=[.E$3]*COS([.E$6]+[.$B9]*PI()/[.E$4])+[.E$5]" office:value-type="float" office:value="18.032449352053" calcext:value-type="float">
            <text:p>18.03</text:p>
          </table:table-cell>
          <table:table-cell/>
          <table:table-cell table:formula="of:=[.G$3]*COS([.G$6]+[.$B9]*PI()/[.G$4])+[.G$5]" office:value-type="float" office:value="8.7544955733466" calcext:value-type="float">
            <text:p>8.75</text:p>
          </table:table-cell>
          <table:table-cell table:number-columns-repeated="8"/>
          <table:table-cell office:value-type="float" office:value="-61.7" calcext:value-type="float">
            <text:p>-61.7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/>
          <table:table-cell table:style-name="ce1" table:formula="of:=[.B9]+1"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formula="of:=[.E$3]*COS([.E$6]+[.$B10]*PI()/[.E$4])+[.E$5]" office:value-type="float" office:value="17.6134509255828" calcext:value-type="float">
            <text:p>17.61</text:p>
          </table:table-cell>
          <table:table-cell/>
          <table:table-cell table:formula="of:=[.G$3]*COS([.G$6]+[.$B10]*PI()/[.G$4])+[.G$5]" office:value-type="float" office:value="10.1007682537893" calcext:value-type="float">
            <text:p>10.10</text:p>
          </table:table-cell>
          <table:table-cell table:number-columns-repeated="8"/>
          <table:table-cell office:value-type="float" office:value="-65.7" calcext:value-type="float">
            <text:p>-65.7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/>
          <table:table-cell table:style-name="ce1" table:formula="of:=[.B10]+1" office:value-type="float" office:value="8" calcext:value-type="float">
            <text:p>8</text:p>
          </table:table-cell>
          <table:table-cell office:value-type="float" office:value="15.7" calcext:value-type="float">
            <text:p>15.7</text:p>
          </table:table-cell>
          <table:table-cell table:formula="of:=[.E$3]*COS([.E$6]+[.$B11]*PI()/[.E$4])+[.E$5]" office:value-type="float" office:value="15.5161658817707" calcext:value-type="float">
            <text:p>15.52</text:p>
          </table:table-cell>
          <table:table-cell/>
          <table:table-cell table:formula="of:=[.G$3]*COS([.G$6]+[.$B11]*PI()/[.G$4])+[.G$5]" office:value-type="float" office:value="10.709974802064" calcext:value-type="float">
            <text:p>10.71</text:p>
          </table:table-cell>
          <table:table-cell table:number-columns-repeated="8"/>
          <table:table-cell office:value-type="float" office:value="-65.3" calcext:value-type="float">
            <text:p>-65.3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E$3]*COS([.E$6]+[.$B12]*PI()/[.E$4])+[.E$5]" office:value-type="float" office:value="12.3025600544041" calcext:value-type="float">
            <text:p>12.30</text:p>
          </table:table-cell>
          <table:table-cell/>
          <table:table-cell table:formula="of:=[.G$3]*COS([.G$6]+[.$B12]*PI()/[.G$4])+[.G$5]" office:value-type="float" office:value="10.4188788155367" calcext:value-type="float">
            <text:p>10.42</text:p>
          </table:table-cell>
          <table:table-cell table:number-columns-repeated="8"/>
          <table:table-cell office:value-type="float" office:value="-60.3" calcext:value-type="float">
            <text:p>-60.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$3]*COS([.E$6]+[.$B13]*PI()/[.E$4])+[.E$5]" office:value-type="float" office:value="8.83371652971773" calcext:value-type="float">
            <text:p>8.83</text:p>
          </table:table-cell>
          <table:table-cell/>
          <table:table-cell table:formula="of:=[.G$3]*COS([.G$6]+[.$B13]*PI()/[.G$4])+[.G$5]" office:value-type="float" office:value="9.30547922871736" calcext:value-type="float">
            <text:p>9.31</text:p>
          </table:table-cell>
          <table:table-cell table:number-columns-repeated="8"/>
          <table:table-cell office:value-type="float" office:value="-53.6" calcext:value-type="float">
            <text:p>-53.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formula="of:=[.E$3]*COS([.E$6]+[.$B14]*PI()/[.E$4])+[.E$5]" office:value-type="float" office:value="6.03910912882128" calcext:value-type="float">
            <text:p>6.04</text:p>
          </table:table-cell>
          <table:table-cell/>
          <table:table-cell table:formula="of:=[.G$3]*COS([.G$6]+[.$B14]*PI()/[.G$4])+[.G$5]" office:value-type="float" office:value="7.66811056174739" calcext:value-type="float">
            <text:p>7.67</text:p>
          </table:table-cell>
          <table:table-cell table:number-columns-repeated="8"/>
          <table:table-cell office:value-type="float" office:value="-46.4" calcext:value-type="float">
            <text:p>-46.4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-41.9" calcext:value-type="float">
            <text:p>-41.9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-52.3" calcext:value-type="float">
            <text:p>-52.3</text:p>
          </table:table-cell>
          <table:table-cell/>
        </table:table-row>
      </table:table>
      <table:table table:name="Ottawa, Canada" table:style-name="ta1">
        <table:shapes>
          <draw:frame draw:z-index="0" draw:style-name="gr1" draw:text-style-name="P1" svg:width="159.99mm" svg:height="89.99mm" svg:x="22.94mm" svg:y="76.79mm">
            <draw:object draw:notify-on-update-of-ranges="'Ottawa, Canada'.B2:'Ottawa, Canada'.B2 'Ottawa, Canada'.B3:'Ottawa, Canada'.B14 'Ottawa, Canada'.C2:'Ottawa, Canada'.C2 'Ottawa, Canada'.C3:'Ottawa, Canada'.C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202.6mm" svg:y="75.82mm">
            <draw:object draw:notify-on-update-of-ranges="'Ottawa, Canada'.B2:'Ottawa, Canada'.B2 'Ottawa, Canada'.B3:'Ottawa, Canada'.B14 'Ottawa, Canada'.D2:'Ottawa, Canada'.D2 'Ottawa, Canada'.D3:'Ottawa, Canada'.D14 'Ottawa, Canada'.F2:'Ottawa, Canada'.F2 'Ottawa, Canada'.F3:'Ottawa, Canada'.F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9" table:default-cell-style-name="Default"/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temperature</text:p>
          </table:table-cell>
          <table:table-cell/>
          <table:table-cell table:style-name="Default" office:value-type="string" calcext:value-type="string">
            <text:p>temperature</text:p>
          </table:table-cell>
          <table:table-cell table:number-columns-repeated="8"/>
          <table:table-cell office:value-type="float" office:value="-10.2" calcext:value-type="float">
            <text:p>-10.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 table:formula="of:=[.E$3]*COS([.E$6]+[.$B3]*PI()/[.E$4])+[.E$5]" office:value-type="float" office:value="-8.90954886329366" calcext:value-type="float">
            <text:p>-8.91</text:p>
          </table:table-cell>
          <table:table-cell table:formula="of:=(MAX([.C3:.C14])-MIN([.C3:.C14]))/2" office:value-type="float" office:value="15.7" calcext:value-type="float">
            <text:p>15.7</text:p>
          </table:table-cell>
          <table:table-cell table:formula="of:=[.G$3]*COS([.G$6]+[.$B3]*PI()/[.G$4])+[.G$5]" office:value-type="float" office:value="-0.633419333561735" calcext:value-type="float">
            <text:p>-0.63</text:p>
          </table:table-cell>
          <table:table-cell table:formula="of:=(MAX([.C3:.C14])-MIN([.C3:.C14]))/4" office:value-type="float" office:value="7.85" calcext:value-type="float">
            <text:p>7.85</text:p>
          </table:table-cell>
          <table:table-cell table:number-columns-repeated="6"/>
          <table:table-cell office:value-type="float" office:value="-13.6" calcext:value-type="float">
            <text:p>-13.6</text:p>
          </table:table-cell>
          <table:table-cell office:value-type="float" office:value="-7.9" calcext:value-type="float">
            <text:p>-7.9</text:p>
          </table:table-cell>
        </table:table-row>
        <table:table-row table:style-name="ro2">
          <table:table-cell/>
          <table:table-cell table:formula="of:=[.B3]+1" office:value-type="float" office:value="1" calcext:value-type="float">
            <text:p>1</text:p>
          </table:table-cell>
          <table:table-cell office:value-type="float" office:value="-7.9" calcext:value-type="float">
            <text:p>-7.9</text:p>
          </table:table-cell>
          <table:table-cell table:formula="of:=[.E$3]*COS([.E$6]+[.$B4]*PI()/[.E$4])+[.E$5]" office:value-type="float" office:value="-7.93498956024448" calcext:value-type="float">
            <text:p>-7.93</text:p>
          </table:table-cell>
          <table:table-cell table:style-name="ce5" office:value-type="float" office:value="6" calcext:value-type="float">
            <text:p>6.0</text:p>
          </table:table-cell>
          <table:table-cell table:formula="of:=[.G$3]*COS([.G$6]+[.$B4]*PI()/[.G$4])+[.G$5]" office:value-type="float" office:value="-3.25427370286515" calcext:value-type="float">
            <text:p>-3.25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6"/>
          <table:table-cell office:value-type="float" office:value="-17.8" calcext:value-type="float">
            <text:p>-17.8</text:p>
          </table:table-cell>
          <table:table-cell office:value-type="float" office:value="-2.2" calcext:value-type="float">
            <text:p>-2.2</text:p>
          </table:table-cell>
        </table:table-row>
        <table:table-row table:style-name="ro2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table:formula="of:=[.E$3]*COS([.E$6]+[.$B5]*PI()/[.E$4])+[.E$5]" office:value-type="float" office:value="-3.05685990278529" calcext:value-type="float">
            <text:p>-3.06</text:p>
          </table:table-cell>
          <table:table-cell table:formula="of:=AVERAGE([.C3:.C14])" office:value-type="float" office:value="6.63333333333333" calcext:value-type="float">
            <text:p>6.63333333333333</text:p>
          </table:table-cell>
          <table:table-cell table:formula="of:=[.G$3]*COS([.G$6]+[.$B5]*PI()/[.G$4])+[.G$5]" office:value-type="float" office:value="-4.85710732837909" calcext:value-type="float">
            <text:p>-4.86</text:p>
          </table:table-cell>
          <table:table-cell table:formula="of:=AVERAGE([.C3:.C14])-4" office:value-type="float" office:value="2.63333333333333" calcext:value-type="float">
            <text:p>2.63333333333333</text:p>
          </table:table-cell>
          <table:table-cell table:number-columns-repeated="6"/>
          <table:table-cell office:value-type="float" office:value="-28" calcext:value-type="float">
            <text:p>-28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/>
          <table:table-cell table:style-name="ce1" table:formula="of:=[.B5]+1"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formula="of:=[.E$3]*COS([.E$6]+[.$B6]*PI()/[.E$4])+[.E$5]" office:value-type="float" office:value="4.41774920679342" calcext:value-type="float">
            <text:p>4.42</text:p>
          </table:table-cell>
          <table:table-cell table:style-name="ce5" office:value-type="float" office:value="3" calcext:value-type="float">
            <text:p>3.0</text:p>
          </table:table-cell>
          <table:table-cell table:formula="of:=[.G$3]*COS([.G$6]+[.$B6]*PI()/[.G$4])+[.G$5]" office:value-type="float" office:value="-5.16477571496582" calcext:value-type="float">
            <text:p>-5.16</text:p>
          </table:table-cell>
          <table:table-cell table:style-name="ce5" office:value-type="float" office:value="2" calcext:value-type="float">
            <text:p>2.0</text:p>
          </table:table-cell>
          <table:table-cell table:number-columns-repeated="6"/>
          <table:table-cell office:value-type="float" office:value="-43.7" calcext:value-type="float">
            <text:p>-43.7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/>
          <table:table-cell table:style-name="ce1" table:formula="of:=[.B6]+1"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table:formula="of:=[.E$3]*COS([.E$6]+[.$B7]*PI()/[.E$4])+[.E$5]" office:value-type="float" office:value="12.4860222938417" calcext:value-type="float">
            <text:p>12.49</text:p>
          </table:table-cell>
          <table:table-cell/>
          <table:table-cell table:formula="of:=[.G$3]*COS([.G$6]+[.$B7]*PI()/[.G$4])+[.G$5]" office:value-type="float" office:value="-4.12408020350496" calcext:value-type="float">
            <text:p>-4.12</text:p>
          </table:table-cell>
          <table:table-cell table:number-columns-repeated="7"/>
          <table:table-cell office:value-type="float" office:value="-56.3" calcext:value-type="float">
            <text:p>-56.3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/>
          <table:table-cell table:style-name="ce1" table:formula="of:=[.B7]+1" office:value-type="float" office:value="5" calcext:value-type="float">
            <text:p>5</text:p>
          </table:table-cell>
          <table:table-cell office:value-type="float" office:value="18.7" calcext:value-type="float">
            <text:p>18.7</text:p>
          </table:table-cell>
          <table:table-cell table:formula="of:=[.E$3]*COS([.E$6]+[.$B8]*PI()/[.E$4])+[.E$5]" office:value-type="float" office:value="18.9860721003712" calcext:value-type="float">
            <text:p>18.99</text:p>
          </table:table-cell>
          <table:table-cell/>
          <table:table-cell table:formula="of:=[.G$3]*COS([.G$6]+[.$B8]*PI()/[.G$4])+[.G$5]" office:value-type="float" office:value="-1.91496650235" calcext:value-type="float">
            <text:p>-1.91</text:p>
          </table:table-cell>
          <table:table-cell table:number-columns-repeated="7"/>
          <table:table-cell office:value-type="float" office:value="-65.7" calcext:value-type="float">
            <text:p>-65.7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/>
          <table:table-cell table:style-name="ce1" table:formula="of:=[.B8]+1" office:value-type="float" office:value="6" calcext:value-type="float">
            <text:p>6</text:p>
          </table:table-cell>
          <table:table-cell office:value-type="float" office:value="21.2" calcext:value-type="float">
            <text:p>21.2</text:p>
          </table:table-cell>
          <table:table-cell table:formula="of:=[.E$3]*COS([.E$6]+[.$B9]*PI()/[.E$4])+[.E$5]" office:value-type="float" office:value="22.1762155299603" calcext:value-type="float">
            <text:p>22.18</text:p>
          </table:table-cell>
          <table:table-cell/>
          <table:table-cell table:formula="of:=[.G$3]*COS([.G$6]+[.$B9]*PI()/[.G$4])+[.G$5]" office:value-type="float" office:value="1.08058956040143" calcext:value-type="float">
            <text:p>1.08</text:p>
          </table:table-cell>
          <table:table-cell table:number-columns-repeated="7"/>
          <table:table-cell office:value-type="float" office:value="-70.2" calcext:value-type="float">
            <text:p>-70.2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/>
          <table:table-cell table:style-name="ce1" table:formula="of:=[.B9]+1" office:value-type="float" office:value="7" calcext:value-type="float">
            <text:p>7</text:p>
          </table:table-cell>
          <table:table-cell office:value-type="float" office:value="19.9" calcext:value-type="float">
            <text:p>19.9</text:p>
          </table:table-cell>
          <table:table-cell table:formula="of:=[.E$3]*COS([.E$6]+[.$B10]*PI()/[.E$4])+[.E$5]" office:value-type="float" office:value="21.2016562269111" calcext:value-type="float">
            <text:p>21.20</text:p>
          </table:table-cell>
          <table:table-cell/>
          <table:table-cell table:formula="of:=[.G$3]*COS([.G$6]+[.$B10]*PI()/[.G$4])+[.G$5]" office:value-type="float" office:value="4.34462912772712" calcext:value-type="float">
            <text:p>4.34</text:p>
          </table:table-cell>
          <table:table-cell table:number-columns-repeated="7"/>
          <table:table-cell office:value-type="float" office:value="-67.8" calcext:value-type="float">
            <text:p>-67.8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/>
          <table:table-cell table:style-name="ce1" table:formula="of:=[.B10]+1" office:value-type="float" office:value="8" calcext:value-type="float">
            <text:p>8</text:p>
          </table:table-cell>
          <table:table-cell office:value-type="float" office:value="15.3" calcext:value-type="float">
            <text:p>15.3</text:p>
          </table:table-cell>
          <table:table-cell table:formula="of:=[.E$3]*COS([.E$6]+[.$B11]*PI()/[.E$4])+[.E$5]" office:value-type="float" office:value="16.323526569452" calcext:value-type="float">
            <text:p>16.32</text:p>
          </table:table-cell>
          <table:table-cell/>
          <table:table-cell table:formula="of:=[.G$3]*COS([.G$6]+[.$B11]*PI()/[.G$4])+[.G$5]" office:value-type="float" office:value="7.31277010556789" calcext:value-type="float">
            <text:p>7.31</text:p>
          </table:table-cell>
          <table:table-cell table:number-columns-repeated="7"/>
          <table:table-cell office:value-type="float" office:value="-59.5" calcext:value-type="float">
            <text:p>-59.5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table:formula="of:=[.E$3]*COS([.E$6]+[.$B12]*PI()/[.E$4])+[.E$5]" office:value-type="float" office:value="8.84891745987325" calcext:value-type="float">
            <text:p>8.85</text:p>
          </table:table-cell>
          <table:table-cell/>
          <table:table-cell table:formula="of:=[.G$3]*COS([.G$6]+[.$B12]*PI()/[.G$4])+[.G$5]" office:value-type="float" office:value="9.47179395414082" calcext:value-type="float">
            <text:p>9.47</text:p>
          </table:table-cell>
          <table:table-cell table:number-columns-repeated="7"/>
          <table:table-cell office:value-type="float" office:value="-47.1" calcext:value-type="float">
            <text:p>-47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E$3]*COS([.E$6]+[.$B13]*PI()/[.E$4])+[.E$5]" office:value-type="float" office:value="0.780644372824946" calcext:value-type="float">
            <text:p>0.78</text:p>
          </table:table-cell>
          <table:table-cell/>
          <table:table-cell table:formula="of:=[.G$3]*COS([.G$6]+[.$B13]*PI()/[.G$4])+[.G$5]" office:value-type="float" office:value="10.4483858359117" calcext:value-type="float">
            <text:p>10.45</text:p>
          </table:table-cell>
          <table:table-cell table:number-columns-repeated="7"/>
          <table:table-cell office:value-type="float" office:value="-35.6" calcext:value-type="float">
            <text:p>-35.6</text:p>
          </table:table-cell>
          <table:table-cell office:value-type="float" office:value="-5.6" calcext:value-type="float">
            <text:p>-5.6</text:p>
          </table:table-cell>
        </table:table-row>
        <table:table-row table:style-name="ro2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-5.6" calcext:value-type="float">
            <text:p>-5.6</text:p>
          </table:table-cell>
          <table:table-cell table:formula="of:=[.E$3]*COS([.E$6]+[.$B14]*PI()/[.E$4])+[.E$5]" office:value-type="float" office:value="-5.71940543370457" calcext:value-type="float">
            <text:p>-5.72</text:p>
          </table:table-cell>
          <table:table-cell/>
          <table:table-cell table:formula="of:=[.G$3]*COS([.G$6]+[.$B14]*PI()/[.G$4])+[.G$5]" office:value-type="float" office:value="10.0736841424637" calcext:value-type="float">
            <text:p>10.07</text:p>
          </table:table-cell>
          <table:table-cell table:number-columns-repeated="7"/>
          <table:table-cell office:value-type="float" office:value="-21.9" calcext:value-type="float">
            <text:p>-21.9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office:value-type="float" office:value="-43.9" calcext:value-type="float">
            <text:p>-43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0:40:49.43400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Müller</meta:initial-creator>
    <meta:creation-date>2019-11-04T11:34:41.03</meta:creation-date>
    <dc:date>2019-11-04T21:52:14.539312734</dc:date>
    <meta:editing-duration>PT4H47M36S</meta:editing-duration>
    <meta:editing-cycles>4</meta:editing-cycles>
    <meta:generator>LibreOffice/6.0.7.3$Linux_X86_64 LibreOffice_project/00m0$Build-3</meta:generator>
    <meta:document-statistic meta:table-count="4" meta:cell-count="45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43cm" svg:height="9.021cm" xlink:href=".." xlink:type="simple" chart:class="chart:line" chart:style-name="ch1">
        <chart:plot-area chart:style-name="ch2" table:cell-range-address="Athens.R4:Athens.R14 Athens.T2:Athens.T2 Athens.T4:Athens.T14" chart:data-source-has-labels="both" svg:x="0.32cm" svg:y="0.18cm" svg:width="15.403cm" svg:height="8.661cm">
          <chartooo:coordinate-region svg:x="1.047cm" svg:y="0.372cm" svg:width="14.294cm" svg:height="7.837cm"/>
          <chart:axis chart:dimension="x" chart:name="primary-x" chart:style-name="ch3" chartooo:axis-type="auto">
            <chartooo:date-scale/>
            <chart:categories table:cell-range-address="Athens.R4:Athens.R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thens.T4:Athens.T14" chart:label-cell-address="Athens.T2:Athens.T2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Athens.T2:Athens.T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thens.R4:Athens.R14</svg:desc>
                </draw:g>
              </table:table-cell>
              <table:table-cell office:value-type="float" office:value="11.5">
                <text:p>11.5</text:p>
                <draw:g>
                  <svg:desc>Athens.T4:Athens.T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Ottawa, Canada'.B2:'Ottawa, Canada'.B14 'Ottawa, Canada'.D2:'Ottawa, Canada'.D14 'Ottawa, Canada'.F2:'Ottawa, Canada'.F14" chart:data-source-has-labels="both" svg:x="0.32cm" svg:y="0.18cm" svg:width="15.36cm" svg:height="8.64cm">
          <chartooo:coordinate-region svg:x="1.555cm" svg:y="0.372cm" svg:width="13.933cm" svg:height="8.257cm"/>
          <chart:axis chart:dimension="x" chart:name="primary-x" chart:style-name="ch3" chartooo:axis-type="auto">
            <chartooo:date-scale/>
            <chart:categories table:cell-range-address="'Ottawa, Canada'.B3:'Ottawa, Canada'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ttawa, Canada'.D3:'Ottawa, Canada'.D14" chart:label-cell-address="'Ottawa, Canada'.D2:'Ottawa, Canada'.D2" chart:class="chart:line">
            <chart:data-point chart:repeated="12"/>
          </chart:series>
          <chart:series chart:style-name="ch7" chart:values-cell-range-address="'Ottawa, Canada'.F3:'Ottawa, Canada'.F14" chart:label-cell-address="'Ottawa, Canada'.F2:'Ottawa, Canada'.F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'Ottawa, Canada'.D2:'Ottawa, Canada'.D2</svg:desc>
                </draw:g>
              </table:table-cell>
              <table:table-cell office:value-type="string">
                <text:p>temperature</text:p>
                <draw:g>
                  <svg:desc>'Ottawa, Canada'.F2:'Ottawa, Canada'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Ottawa, Canada'.B3:'Ottawa, Canada'.B14</svg:desc>
                </draw:g>
              </table:table-cell>
              <table:table-cell office:value-type="float" office:value="-8.90954886329366">
                <text:p>-8.90954886329366</text:p>
                <draw:g>
                  <svg:desc>'Ottawa, Canada'.D3:'Ottawa, Canada'.D14</svg:desc>
                </draw:g>
              </table:table-cell>
              <table:table-cell office:value-type="float" office:value="-0.633419333561735">
                <text:p>-0.633419333561735</text:p>
                <draw:g>
                  <svg:desc>'Ottawa, Canada'.F3:'Ottawa, Canada'.F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7.93498956024448">
                <text:p>-7.93498956024448</text:p>
              </table:table-cell>
              <table:table-cell office:value-type="float" office:value="-3.25427370286515">
                <text:p>-3.254273702865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3.05685990278529">
                <text:p>-3.05685990278529</text:p>
              </table:table-cell>
              <table:table-cell office:value-type="float" office:value="-4.85710732837909">
                <text:p>-4.857107328379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41774920679342">
                <text:p>4.41774920679342</text:p>
              </table:table-cell>
              <table:table-cell office:value-type="float" office:value="-5.16477571496582">
                <text:p>-5.164775714965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4860222938417">
                <text:p>12.4860222938417</text:p>
              </table:table-cell>
              <table:table-cell office:value-type="float" office:value="-4.12408020350496">
                <text:p>-4.124080203504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9860721003712">
                <text:p>18.9860721003712</text:p>
              </table:table-cell>
              <table:table-cell office:value-type="float" office:value="-1.91496650235">
                <text:p>-1.914966502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.1762155299603">
                <text:p>22.1762155299603</text:p>
              </table:table-cell>
              <table:table-cell office:value-type="float" office:value="1.08058956040143">
                <text:p>1.080589560401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2016562269111">
                <text:p>21.2016562269111</text:p>
              </table:table-cell>
              <table:table-cell office:value-type="float" office:value="4.34462912772712">
                <text:p>4.34462912772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.323526569452">
                <text:p>16.323526569452</text:p>
              </table:table-cell>
              <table:table-cell office:value-type="float" office:value="7.31277010556789">
                <text:p>7.312770105567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84891745987325">
                <text:p>8.84891745987325</text:p>
              </table:table-cell>
              <table:table-cell office:value-type="float" office:value="9.47179395414082">
                <text:p>9.47179395414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0644372824946">
                <text:p>0.780644372824946</text:p>
              </table:table-cell>
              <table:table-cell office:value-type="float" office:value="10.4483858359117">
                <text:p>10.44838583591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5.71940543370457">
                <text:p>-5.71940543370457</text:p>
              </table:table-cell>
              <table:table-cell office:value-type="float" office:value="10.0736841424637">
                <text:p>10.07368414246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59cm" svg:height="9.021cm" xlink:href=".." xlink:type="simple" chart:class="chart:line" chart:style-name="ch1">
        <chart:plot-area chart:style-name="ch2" table:cell-range-address="Athens.R2:Athens.R14 Athens.U2:Athens.U14" chart:data-source-has-labels="both" svg:x="0.321cm" svg:y="0.18cm" svg:width="15.417cm" svg:height="8.661cm">
          <chartooo:coordinate-region svg:x="1.239cm" svg:y="0.372cm" svg:width="14.117cm" svg:height="7.837cm"/>
          <chart:axis chart:dimension="x" chart:name="primary-x" chart:style-name="ch3" chartooo:axis-type="auto">
            <chartooo:date-scale/>
            <chart:categories table:cell-range-address="Athens.R3:Athens.R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thens.U3:Athens.U14" chart:label-cell-address="Athens.U2:Athens.U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thens.U2:Athens.U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thens.R3:Athens.R14</svg:desc>
                </draw:g>
              </table:table-cell>
              <table:table-cell office:value-type="float" office:value="13.343486072085">
                <text:p>13.343486072085</text:p>
                <draw:g>
                  <svg:desc>Athens.U3:Athens.U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.9473514405148">
                <text:p>11.94735144051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3155816867485">
                <text:p>11.31558168674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6174590061101">
                <text:p>11.6174590061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7720956146635">
                <text:p>12.7720956146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4701075655953">
                <text:p>14.47010756559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256513927915">
                <text:p>16.2565139279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.6526485594852">
                <text:p>17.65264855948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2844183132515">
                <text:p>18.28441831325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9825409938899">
                <text:p>17.98254099388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8279043853365">
                <text:p>16.82790438533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.1298924344047">
                <text:p>15.1298924344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thens.B2:Athens.C14" chart:data-source-has-labels="both" svg:x="0.32cm" svg:y="0.18cm" svg:width="15.36cm" svg:height="8.64cm">
          <chartooo:coordinate-region svg:x="0.952cm" svg:y="0.372cm" svg:width="14.536cm" svg:height="7.816cm"/>
          <chart:axis chart:dimension="x" chart:name="primary-x" chart:style-name="ch3" chartooo:axis-type="auto">
            <chartooo:date-scale/>
            <chart:categories table:cell-range-address="Athens.B3:Athens.B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thens.C3:Athens.C14" chart:label-cell-address="Athens.C2:Athens.C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Athens.C2:Athens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thens.B3:Athens.B14</svg:desc>
                </draw:g>
              </table:table-cell>
              <table:table-cell office:value-type="float" office:value="10.3">
                <text:p>10.3</text:p>
                <draw:g>
                  <svg:desc>Athens.C3:Athens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8.994cm" xlink:href=".." xlink:type="simple" chart:class="chart:line" chart:style-name="ch1">
        <chart:plot-area chart:style-name="ch2" table:cell-range-address="Athens.B3:Athens.B14 Athens.D2:Athens.D14 Athens.F2:Athens.F14 Athens.H2:Athens.H14" chart:data-source-has-labels="both" svg:x="0.319cm" svg:y="0.179cm" svg:width="15.339cm" svg:height="8.636cm">
          <chartooo:coordinate-region svg:x="1.427cm" svg:y="0.371cm" svg:width="14.039cm" svg:height="7.812cm"/>
          <chart:axis chart:dimension="x" chart:name="primary-x" chart:style-name="ch3" chartooo:axis-type="auto">
            <chartooo:date-scale/>
            <chart:categories table:cell-range-address="Athens.B3:Athens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thens.D3:Athens.D14" chart:label-cell-address="Athens.D2:Athens.D2" chart:class="chart:line">
            <chart:data-point chart:repeated="12"/>
          </chart:series>
          <chart:series chart:style-name="ch7" chart:values-cell-range-address="Athens.F3:Athens.F14" chart:label-cell-address="Athens.F2:Athens.F2" chart:class="chart:line">
            <chart:data-point chart:repeated="12"/>
          </chart:series>
          <chart:series chart:style-name="ch8" chart:values-cell-range-address="Athens.H3:Athens.H14" chart:label-cell-address="Athens.H2:Athens.H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Athens.D2:Athens.D2</svg:desc>
                </draw:g>
              </table:table-cell>
              <table:table-cell office:value-type="string">
                <text:p>temperature</text:p>
                <draw:g>
                  <svg:desc>Athens.F2:Athens.F2</svg:desc>
                </draw:g>
              </table:table-cell>
              <table:table-cell office:value-type="string">
                <text:p>temperature</text:p>
                <draw:g>
                  <svg:desc>Athens.H2:Athens.H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thens.B3:Athens.B14</svg:desc>
                </draw:g>
              </table:table-cell>
              <table:table-cell office:value-type="float" office:value="9.73023307175273">
                <text:p>9.73023307175273</text:p>
                <draw:g>
                  <svg:desc>Athens.D3:Athens.D14</svg:desc>
                </draw:g>
              </table:table-cell>
              <table:table-cell office:value-type="float" office:value="10.1109498692097">
                <text:p>10.1109498692097</text:p>
                <draw:g>
                  <svg:desc>Athens.F3:Athens.F14</svg:desc>
                </draw:g>
              </table:table-cell>
              <table:table-cell office:value-type="float" office:value="10.9870932287011">
                <text:p>10.9870932287011</text:p>
                <draw:g>
                  <svg:desc>Athens.H3:Athens.H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.2795865642359">
                <text:p>10.2795865642359</text:p>
              </table:table-cell>
              <table:table-cell office:value-type="float" office:value="10.2054431006784">
                <text:p>10.2054431006784</text:p>
              </table:table-cell>
              <table:table-cell office:value-type="float" office:value="11.0275836337532">
                <text:p>11.02758363375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029360288345">
                <text:p>13.029360288345</text:p>
              </table:table-cell>
              <table:table-cell office:value-type="float" office:value="10.9524750153555">
                <text:p>10.9524750153555</text:p>
              </table:table-cell>
              <table:table-cell office:value-type="float" office:value="11.4858935769953">
                <text:p>11.48589357699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2427545953368">
                <text:p>17.2427545953368</text:p>
              </table:table-cell>
              <table:table-cell office:value-type="float" office:value="12.2383167760925">
                <text:p>12.2383167760925</text:p>
              </table:table-cell>
              <table:table-cell office:value-type="float" office:value="12.306744115338">
                <text:p>12.3067441153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.790793883259">
                <text:p>21.790793883259</text:p>
              </table:table-cell>
              <table:table-cell office:value-type="float" office:value="13.8672106310018">
                <text:p>13.8672106310018</text:p>
              </table:table-cell>
              <table:table-cell office:value-type="float" office:value="13.3911285593936">
                <text:p>13.39112855939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4548346977676">
                <text:p>25.4548346977676</text:p>
              </table:table-cell>
              <table:table-cell office:value-type="float" office:value="15.591172256633">
                <text:p>15.591172256633</text:p>
              </table:table-cell>
              <table:table-cell office:value-type="float" office:value="14.6082541413989">
                <text:p>14.60825414139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.2531002615806">
                <text:p>27.2531002615806</text:p>
              </table:table-cell>
              <table:table-cell office:value-type="float" office:value="17.1477441232348">
                <text:p>17.1477441232348</text:p>
              </table:table-cell>
              <table:table-cell office:value-type="float" office:value="15.8113175533036">
                <text:p>15.81131755330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.7037467690975">
                <text:p>26.7037467690975</text:p>
              </table:table-cell>
              <table:table-cell office:value-type="float" office:value="18.2999522744762">
                <text:p>18.2999522744762</text:p>
              </table:table-cell>
              <table:table-cell office:value-type="float" office:value="16.8552115923071">
                <text:p>16.85521159230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.9539730449883">
                <text:p>23.9539730449883</text:p>
              </table:table-cell>
              <table:table-cell office:value-type="float" office:value="18.8723834641236">
                <text:p>18.8723834641236</text:p>
              </table:table-cell>
              <table:table-cell office:value-type="float" office:value="17.6140272310703">
                <text:p>17.61402723107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7405787379965">
                <text:p>19.7405787379965</text:p>
              </table:table-cell>
              <table:table-cell office:value-type="float" office:value="18.7778902326549">
                <text:p>18.7778902326549</text:p>
              </table:table-cell>
              <table:table-cell office:value-type="float" office:value="17.9962401046322">
                <text:p>17.99624010463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1925394500744">
                <text:p>15.1925394500744</text:p>
              </table:table-cell>
              <table:table-cell office:value-type="float" office:value="18.0308583179778">
                <text:p>18.0308583179778</text:p>
              </table:table-cell>
              <table:table-cell office:value-type="float" office:value="17.9557496995802">
                <text:p>17.95574969958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284986355657">
                <text:p>11.5284986355657</text:p>
              </table:table-cell>
              <table:table-cell office:value-type="float" office:value="16.7450165572409">
                <text:p>16.7450165572409</text:p>
              </table:table-cell>
              <table:table-cell office:value-type="float" office:value="17.4974397563381">
                <text:p>17.49743975633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erlin.B2:Berlin.C14" chart:data-source-has-labels="both" svg:x="0.32cm" svg:y="0.18cm" svg:width="15.36cm" svg:height="8.64cm">
          <chartooo:coordinate-region svg:x="0.952cm" svg:y="0.372cm" svg:width="14.536cm" svg:height="7.816cm"/>
          <chart:axis chart:dimension="x" chart:name="primary-x" chart:style-name="ch3" chartooo:axis-type="auto">
            <chartooo:date-scale/>
            <chart:categories table:cell-range-address="Berlin.B3:Berlin.B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Berlin.C3:Berlin.C14" chart:label-cell-address="Berlin.C2:Berlin.C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Berlin.C2:Berlin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erlin.B3:Berlin.B14</svg:desc>
                </draw:g>
              </table:table-cell>
              <table:table-cell office:value-type="float" office:value="0.1">
                <text:p>0.1</text:p>
                <draw:g>
                  <svg:desc>Berlin.C3:Berlin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erlin.B2:Berlin.B14 Berlin.D2:Berlin.D14 Berlin.F2:Berlin.F14" chart:data-source-has-labels="both" svg:x="0.32cm" svg:y="0.18cm" svg:width="15.36cm" svg:height="8.64cm">
          <chartooo:coordinate-region svg:x="1.365cm" svg:y="0.372cm" svg:width="14.06cm" svg:height="8.257cm"/>
          <chart:axis chart:dimension="x" chart:name="primary-x" chart:style-name="ch3" chartooo:axis-type="auto">
            <chartooo:date-scale/>
            <chart:categories table:cell-range-address="Berlin.B3:Berlin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rlin.D3:Berlin.D14" chart:label-cell-address="Berlin.D2:Berlin.D2" chart:class="chart:line">
            <chart:data-point chart:repeated="12"/>
          </chart:series>
          <chart:series chart:style-name="ch7" chart:values-cell-range-address="Berlin.F3:Berlin.F14" chart:label-cell-address="Berlin.F2:Berlin.F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Berlin.D2:Berlin.D2</svg:desc>
                </draw:g>
              </table:table-cell>
              <table:table-cell office:value-type="string">
                <text:p>temperature</text:p>
                <draw:g>
                  <svg:desc>Berlin.F2:Berlin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erlin.B3:Berlin.B14</svg:desc>
                </draw:g>
              </table:table-cell>
              <table:table-cell office:value-type="float" office:value="-0.0965953843708984">
                <text:p>-0.0965953843708984</text:p>
                <draw:g>
                  <svg:desc>Berlin.D3:Berlin.D14</svg:desc>
                </draw:g>
              </table:table-cell>
              <table:table-cell office:value-type="float" office:value="0.605868974481218">
                <text:p>0.605868974481218</text:p>
                <draw:g>
                  <svg:desc>Berlin.F3:Berlin.F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93106104735293">
                <text:p>0.493106104735293</text:p>
              </table:table-cell>
              <table:table-cell office:value-type="float" office:value="0.739774656419532">
                <text:p>0.7397746564195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44484061084117">
                <text:p>3.44484061084117</text:p>
              </table:table-cell>
              <table:table-cell office:value-type="float" office:value="1.66362563764886">
                <text:p>1.663625637648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96769325676459">
                <text:p>7.96769325676459</text:p>
              </table:table-cell>
              <table:table-cell office:value-type="float" office:value="3.21767969059197">
                <text:p>3.217679690591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8497693285454">
                <text:p>12.8497693285454</text:p>
              </table:table-cell>
              <table:table-cell office:value-type="float" office:value="5.13322675135715">
                <text:p>5.133226751357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7829204853626">
                <text:p>16.7829204853626</text:p>
              </table:table-cell>
              <table:table-cell office:value-type="float" office:value="7.07905133093937">
                <text:p>7.079051330939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7132620510376">
                <text:p>18.7132620510376</text:p>
              </table:table-cell>
              <table:table-cell office:value-type="float" office:value="8.71870268226751">
                <text:p>8.718702682267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1235605619314">
                <text:p>18.1235605619314</text:p>
              </table:table-cell>
              <table:table-cell office:value-type="float" office:value="9.76867019093204">
                <text:p>9.768670190932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1718260558255">
                <text:p>15.1718260558255</text:p>
              </table:table-cell>
              <table:table-cell office:value-type="float" office:value="10.0474049360295">
                <text:p>10.04740493602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.6489734099021">
                <text:p>10.6489734099021</text:p>
              </table:table-cell>
              <table:table-cell office:value-type="float" office:value="9.50671114790687">
                <text:p>9.506711147906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6689733812125">
                <text:p>5.76689733812125</text:p>
              </table:table-cell>
              <table:table-cell office:value-type="float" office:value="8.24007969457941">
                <text:p>8.240079694579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83374618130403">
                <text:p>1.83374618130403</text:p>
              </table:table-cell>
              <table:table-cell office:value-type="float" office:value="6.46652266131297">
                <text:p>6.466522661312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ondon.B2:London.C14" chart:data-source-has-labels="both" svg:x="0.32cm" svg:y="0.18cm" svg:width="15.36cm" svg:height="8.64cm">
          <chartooo:coordinate-region svg:x="0.762cm" svg:y="0.372cm" svg:width="14.536cm" svg:height="7.816cm"/>
          <chart:axis chart:dimension="x" chart:name="primary-x" chart:style-name="ch3" chartooo:axis-type="auto">
            <chartooo:date-scale/>
            <chart:categories table:cell-range-address="London.B3:London.B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ndon.C3:London.C14" chart:label-cell-address="London.C2:London.C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London.C2:London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ndon.B3:London.B14</svg:desc>
                </draw:g>
              </table:table-cell>
              <table:table-cell office:value-type="float" office:value="5.2">
                <text:p>5.2</text:p>
                <draw:g>
                  <svg:desc>London.C3:London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ondon.B2:London.B14 London.D2:London.D14 London.F2:London.F14" chart:data-source-has-labels="both" svg:x="0.32cm" svg:y="0.18cm" svg:width="15.36cm" svg:height="8.64cm">
          <chartooo:coordinate-region svg:x="1.238cm" svg:y="0.372cm" svg:width="14.06cm" svg:height="7.816cm"/>
          <chart:axis chart:dimension="x" chart:name="primary-x" chart:style-name="ch3" chartooo:axis-type="auto">
            <chartooo:date-scale/>
            <chart:categories table:cell-range-address="London.B3:London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don.D3:London.D14" chart:label-cell-address="London.D2:London.D2" chart:class="chart:line">
            <chart:data-point chart:repeated="12"/>
          </chart:series>
          <chart:series chart:style-name="ch7" chart:values-cell-range-address="London.F3:London.F14" chart:label-cell-address="London.F2:London.F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London.D2:London.D2</svg:desc>
                </draw:g>
              </table:table-cell>
              <table:table-cell office:value-type="string">
                <text:p>temperature</text:p>
                <draw:g>
                  <svg:desc>London.F2:London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ndon.B3:London.B14</svg:desc>
                </draw:g>
              </table:table-cell>
              <table:table-cell office:value-type="float" office:value="4.66755064794699">
                <text:p>4.66755064794699</text:p>
                <draw:g>
                  <svg:desc>London.D3:London.D14</svg:desc>
                </draw:g>
              </table:table-cell>
              <table:table-cell office:value-type="float" office:value="5.94550442665339">
                <text:p>5.94550442665339</text:p>
                <draw:g>
                  <svg:desc>London.F3:London.F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08654907441718">
                <text:p>5.08654907441718</text:p>
              </table:table-cell>
              <table:table-cell office:value-type="float" office:value="4.59923174621071">
                <text:p>4.599231746210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18383411822925">
                <text:p>7.18383411822925</text:p>
              </table:table-cell>
              <table:table-cell office:value-type="float" office:value="3.99002519793604">
                <text:p>3.990025197936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3974399455959">
                <text:p>10.3974399455959</text:p>
              </table:table-cell>
              <table:table-cell office:value-type="float" office:value="4.28112118446332">
                <text:p>4.281121184463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8662834702823">
                <text:p>13.8662834702823</text:p>
              </table:table-cell>
              <table:table-cell office:value-type="float" office:value="5.39452077128264">
                <text:p>5.394520771282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6608908711787">
                <text:p>16.6608908711787</text:p>
              </table:table-cell>
              <table:table-cell office:value-type="float" office:value="7.03188943825261">
                <text:p>7.031889438252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032449352053">
                <text:p>18.032449352053</text:p>
              </table:table-cell>
              <table:table-cell office:value-type="float" office:value="8.7544955733466">
                <text:p>8.75449557334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.6134509255828">
                <text:p>17.6134509255828</text:p>
              </table:table-cell>
              <table:table-cell office:value-type="float" office:value="10.1007682537893">
                <text:p>10.10076825378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5161658817707">
                <text:p>15.5161658817707</text:p>
              </table:table-cell>
              <table:table-cell office:value-type="float" office:value="10.709974802064">
                <text:p>10.7099748020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.3025600544041">
                <text:p>12.3025600544041</text:p>
              </table:table-cell>
              <table:table-cell office:value-type="float" office:value="10.4188788155367">
                <text:p>10.41887881553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83371652971773">
                <text:p>8.83371652971773</text:p>
              </table:table-cell>
              <table:table-cell office:value-type="float" office:value="9.30547922871736">
                <text:p>9.305479228717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03910912882128">
                <text:p>6.03910912882128</text:p>
              </table:table-cell>
              <table:table-cell office:value-type="float" office:value="7.66811056174739">
                <text:p>7.668110561747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Ottawa, Canada'.B2:'Ottawa, Canada'.C14" chart:data-source-has-labels="both" svg:x="0.32cm" svg:y="0.18cm" svg:width="15.36cm" svg:height="8.64cm">
          <chartooo:coordinate-region svg:x="1.079cm" svg:y="0.372cm" svg:width="14.409cm" svg:height="8.257cm"/>
          <chart:axis chart:dimension="x" chart:name="primary-x" chart:style-name="ch3" chartooo:axis-type="auto">
            <chartooo:date-scale/>
            <chart:categories table:cell-range-address="'Ottawa, Canada'.B3:'Ottawa, Canada'.B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Ottawa, Canada'.C3:'Ottawa, Canada'.C14" chart:label-cell-address="'Ottawa, Canada'.C2:'Ottawa, Canada'.C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'Ottawa, Canada'.C2:'Ottawa, Canada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Ottawa, Canada'.B3:'Ottawa, Canada'.B14</svg:desc>
                </draw:g>
              </table:table-cell>
              <table:table-cell office:value-type="float" office:value="-10.2">
                <text:p>-10.2</text:p>
                <draw:g>
                  <svg:desc>'Ottawa, Canada'.C3:'Ottawa, Canada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5.6">
                <text:p>-5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